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udu Cyryllic" svg:font-family="'Dudu Cyryl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text-align="center" style:justify-single-word="false"/>
      <style:text-properties officeooo:rsid="0021cedc" officeooo:paragraph-rsid="001d749a"/>
    </style:style>
    <style:style style:name="P2" style:family="paragraph" style:parent-style-name="Standard">
      <style:text-properties style:font-name="Liberation Serif" fo:font-style="italic" officeooo:rsid="0027882a" officeooo:paragraph-rsid="001d749a" style:font-style-asian="italic" style:font-style-complex="italic"/>
    </style:style>
    <style:style style:name="P3" style:family="paragraph" style:parent-style-name="Standard">
      <style:text-properties style:font-name="Liberation Serif" fo:font-style="italic" officeooo:rsid="002325e9" officeooo:paragraph-rsid="001d749a" style:font-style-asian="italic" style:font-style-complex="italic"/>
    </style:style>
    <style:style style:name="P4" style:family="paragraph" style:parent-style-name="Standard">
      <style:text-properties style:font-name="Liberation Serif" fo:font-style="italic" officeooo:rsid="00250f8f" officeooo:paragraph-rsid="001d749a" style:font-style-asian="italic" style:font-style-complex="italic"/>
    </style:style>
    <style:style style:name="P5" style:family="paragraph" style:parent-style-name="Standard">
      <style:text-properties style:font-name="Liberation Serif" fo:font-style="italic" officeooo:rsid="00260a75" officeooo:paragraph-rsid="001d749a" style:font-style-asian="italic" style:font-style-complex="italic"/>
    </style:style>
    <style:style style:name="P6" style:family="paragraph" style:parent-style-name="Standard">
      <style:text-properties officeooo:rsid="0021cedc" officeooo:paragraph-rsid="001d749a"/>
    </style:style>
    <style:style style:name="P7" style:family="paragraph" style:parent-style-name="Standard">
      <style:text-properties officeooo:rsid="002325e9" officeooo:paragraph-rsid="001d749a"/>
    </style:style>
    <style:style style:name="P8" style:family="paragraph" style:parent-style-name="Standard">
      <style:text-properties style:font-name="Dudu Cyryllic" officeooo:rsid="002325e9" officeooo:paragraph-rsid="001d749a"/>
    </style:style>
    <style:style style:name="P9" style:family="paragraph" style:parent-style-name="Standard">
      <style:text-properties style:font-name="Dudu Cyryllic" officeooo:rsid="00260a75" officeooo:paragraph-rsid="001d749a"/>
    </style:style>
    <style:style style:name="P10" style:family="paragraph" style:parent-style-name="Standard">
      <style:text-properties officeooo:rsid="00232b1e" officeooo:paragraph-rsid="001d749a"/>
    </style:style>
    <style:style style:name="P11" style:family="paragraph" style:parent-style-name="Standard">
      <style:text-properties officeooo:rsid="0023bce1" officeooo:paragraph-rsid="001d749a"/>
    </style:style>
    <style:style style:name="P12" style:family="paragraph" style:parent-style-name="Standard">
      <style:text-properties officeooo:rsid="00245216" officeooo:paragraph-rsid="001d749a"/>
    </style:style>
    <style:style style:name="P13" style:family="paragraph" style:parent-style-name="Standard">
      <style:text-properties officeooo:rsid="00250f8f" officeooo:paragraph-rsid="001d749a"/>
    </style:style>
    <style:style style:name="P14" style:family="paragraph" style:parent-style-name="Standard">
      <style:text-properties fo:font-style="italic" officeooo:rsid="00250f8f" officeooo:paragraph-rsid="001d749a" style:font-style-asian="italic" style:font-style-complex="italic"/>
    </style:style>
    <style:style style:name="P15" style:family="paragraph" style:parent-style-name="Standard">
      <style:text-properties officeooo:rsid="00260a75" officeooo:paragraph-rsid="001d749a"/>
    </style:style>
    <style:style style:name="T1" style:family="text">
      <style:text-properties officeooo:rsid="00260a75"/>
    </style:style>
    <style:style style:name="T2" style:family="text">
      <style:text-properties officeooo:rsid="011d4e30"/>
    </style:style>
    <style:style style:name="T3" style:family="text">
      <style:text-properties officeooo:rsid="014b99b8"/>
    </style:style>
    <style:style style:name="T4" style:family="text">
      <style:text-properties officeooo:rsid="032d479f"/>
    </style:style>
    <style:style style:name="T5" style:family="text">
      <style:text-properties officeooo:rsid="00245216"/>
    </style:style>
    <style:style style:name="T6" style:family="text">
      <style:text-properties fo:font-style="italic" style:font-style-asian="italic" style:font-style-complex="italic"/>
    </style:style>
    <style:style style:name="T7" style:family="text">
      <style:text-properties fo:font-style="italic" officeooo:rsid="00245216" style:font-style-asian="italic" style:font-style-complex="italic"/>
    </style:style>
    <style:style style:name="T8" style:family="text">
      <style:text-properties fo:font-style="italic" officeooo:rsid="0010dad4"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
      <text:p text:style-name="P6"/>
      <text:p text:style-name="P7">Тёмно-синим вечером, после работы, <text:span text:style-name="T3">наше отделение</text:span> собрал<text:span text:style-name="T3">о</text:span>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7">Рядом тянулся пустой в такую пору тротуар к отдалённому кварталу пятиэтажек.</text:p>
      <text:p text:style-name="P7">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text:span text:style-name="T4">й хавке </text:span><text:s/>в стройбатовской столовой.</text:p>
      <text:p text:style-name="P7">Мне надоело слушать сто раз слышанные прибаутки и я замедлено пошёл к свету далёкой электролампочки на торцевой стене девятиэтажки.</text:p>
      <text:p text:style-name="P3"/>
      <text:p text:style-name="P3"><text:span text:style-name="T2">(...о</text:span>дин из способов преодолени<text:span text:style-name="T3">я</text:span> тягучести времени — это поглощение пространства....<text:span text:style-name="T2">)</text:span></text:p>
      <text:p text:style-name="P3"/>
      <text:p text:style-name="P7">Вот я и топал в темноте, зная, что без меня не уедут, как не уедут и без пары «<text:span text:style-name="T2">дедов</text:span>»-каменщиков, что не спеша переодеваются в девятиэтажке. </text:p>
      <text:p text:style-name="P7">Вскрики, <text:span text:style-name="T4">ги</text:span>ки и хохоты товарищей остались за спиной.</text:p>
      <text:p text:style-name="P7">Я шёл размеренным <text:s/>шагом, думая ни о чём.</text:p>
      <text:p text:style-name="P8"/>
      <text:p text:style-name="P3"><text:span text:style-name="T2">(...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2">)</text:span></text:p>
      <text:p text:style-name="P3"/>
      <text:p text:style-name="P7">Так я зашёл уже в останки лесополосы, когда <text:s/>из грустного далёка донёсся приглушённый зов.</text:p>
      <text:p text:style-name="P7">Что-то позвало меня.</text:p>
      <text:p text:style-name="P7">Я вернулся в сейчас-и-здесь, нехотя оглянулся и увидал накатывающий на меня задний борт грузовика.</text:p>
      <text:p text:style-name="P7">Отскочить я не успел, а только лишь начал прыжок, <text:span text:style-name="T4">ещё</text:span> даже <text:span text:style-name="T4">не оттолкнувшись </text:span>толком <text:s/>от дороги.</text:p>
      <text:p text:style-name="P10">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0"/>
      <text:p text:style-name="P10">- Мы тебе столько кричали,- сказал Витя Стреляный, когда мы ехали домой.</text:p>
      <text:p text:style-name="P10">Ну, не знаю. Я услышал только один <text:span text:style-name="T4">зов</text:span>. И очень издалека.</text:p>
      <text:p text:style-name="P10">Дня два болело правое плечо.</text:p>
      <text:p text:style-name="P10"/>
      <text:p text:style-name="P11">В конце декабря наше отделение перебросили на стоквартирный. Вернее, на его начало.</text:p>
      <text:p text:style-name="P11">Там имелся лишь котлован под укладку блоков фундамента, и стоял башенный кран на непродолжительных подкрановых путях. </text:p>
      <text:p text:style-name="P11">Да, был ещё обитый жестью вагончик с дверью и двумя окошками.</text:p>
      <text:p text:style-name="P11"><text:span text:style-name="T3">Перед нами </text:span>поставили задачу: прорыть траншею под блоки боковой стены здания, которая, как выяснилось, должна проходить на два метра ближе к вагончику.</text:p>
      <text:p text:style-name="P11"/>
      <text:p text:style-name="P11">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1">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1">Половина вагончика оказалась набитой новёхонькими лопатами и нам даже выдали неслыханную роскошь — брезентовые рукавицы.</text:p>
      <text:p text:style-name="P11">Разумеется, лопатам грунт тоже был не по зубам — тут требовались ломы.</text:p>
      <text:p text:style-name="P11"><text:soft-page-break/>И их привезли — <text:span text:style-name="T5">целый самосвал — и со звоном свалили у вагончика.</text:span></text:p>
      <text:p text:style-name="P12">Увесистые такие ломы. Метра за полтора длинною. Вот только, самодельные.</text:p>
      <text:p text:style-name="P12">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2">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text:span text:style-name="T4">и</text:span> мозолистых ладонях натирают водянки в новых местах.</text:p>
      <text:p text:style-name="P12"/>
      <text:p text:style-name="P12">Но если не мы, то кто же встанет на защиту родины от недоструганых головотяпов и жирножопых соплежуев?</text:p>
      <text:p text:style-name="P12">Стройбат всё покроет!</text:p>
      <text:p text:style-name="P12"/>
      <text:p text:style-name="P12">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text:p>
      <text:p text:style-name="P12">Отогреваемся в вагончике обогреваемом нашим дыханием.</text:p>
      <text:p text:style-name="P13">Рукавицы давно стёрлись в прах. Вместо них хватаемся за морозную арматуру тряпками из <text:span text:style-name="T2">найденной </text:span><text:s/>в вагончике ветоши.</text:p>
      <text:p text:style-name="P13">Удар арматурины в грунт отколупывает от него корявый кусочек размером с грецкий орех. Потом ещё осколок, потом ещё.</text:p>
      <text:p text:style-name="P13">Твой напарник стоит спиной к ветру, дожидаясь когда наколешь достаточно, чтоб их отгрести и отбросить лопатой. Через три-четыре <text:span text:style-name="T3">наскрёбанные </text:span>лопаты вы с ним меняетесь.</text:p>
      <text:p text:style-name="P13">Как сказал Витя Стреляный:</text:p>
      <text:p text:style-name="P13"><text:tab/><text:tab/><text:tab/><text:span text:style-name="T6">Привезли нас у Ставрóполь </text:span><text:span text:style-name="T7">—</text:span></text:p>
      <text:p text:style-name="P14"><text:tab/><text:tab/><text:tab/>Землю колупати,</text:p>
      <text:p text:style-name="P14"><text:tab/><text:tab/><text:tab/>А вона ж така твердá <text:span text:style-name="T5">—</text:span></text:p>
      <text:p text:style-name="P13"><text:span text:style-name="T6"><text:tab/><text:tab/><text:tab/>В рот</text:span><text:span text:style-name="T8"> її <text:s/>є</text:span><text:span text:style-name="T6">бати.</text:span>..</text:p>
      <text:p text:style-name="P13"/>
      <text:p text:style-name="P4"><text:span text:style-name="T2">(...н</text:span>о у меня подозрение, что это переделка из лагерной частушки эпохи первых пятилеток, сложенная в шахтах Донбасса...<text:span text:style-name="T2">)</text:span> </text:p>
      <text:p text:style-name="P4"/>
      <text:p text:style-name="P13">Впрочем, <text:span text:style-name="T3">везде</text:span> есть место наслаждению — <text:s/>о, как сладко дремлется, сидя на полу <text:span text:style-name="T2">вагончика</text:span>, опёршись спиной на спины товарищей!</text:p>
      <text:p text:style-name="P13"/>
      <text:p text:style-name="P13">Через три часа <text:span text:style-name="T3">долбёжки </text:span>мы открыли, что <text:span text:style-name="T3">немногим глубже</text:span> полуметра мерзлота переходит в грунт поддающийся штыковой лопате.</text:p>
      <text:p text:style-name="P13">Через три дня мы разработали технологию проходки.</text:p>
      <text:p text:style-name="P13">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3">Ага, блядь!</text:p>
      <text:p text:style-name="P13"/>
      <text:p text:style-name="P13">Да, стройбат сделал это.</text:p>
      <text:p text:style-name="P13">И хотя до конца траншеи ещё многие дни пáхоты, победа будет за нами.</text:p>
      <text:p text:style-name="P13">Мы сломили хребет сумеркам заполярной ночи спустившейся аж до Ставрополя.</text:p>
      <text:p text:style-name="P13"/>
      <text:p text:style-name="P13">Кроме вагончика, от холода можно укрыться в подъезде многоквартирной пятиэтажки по ту сторону котлована.</text:p>
      <text:p text:style-name="P13">Когда не <text:span text:style-name="T3">стоишь на пронизывающем</text:span> ветр<text:span text:style-name="T3">у</text:span>, то и сигарета греет, если найдётся у кого стрельнуть.</text:p>
      <text:p text:style-name="P13"><text:soft-page-break/></text:p>
      <text:p text:style-name="P13">Пока я грелся по подъездам, <text:span text:style-name="T1">Алимоша и Новиков исследовали прилегающие земли и обнаружили там молочную фабрику и хлебозавод. Только через забор надо перелазить.</text:span></text:p>
      <text:p text:style-name="P15">Они вернулись раздутые, как шары, от засунутых под фуфайки трёхгранных картонных пирамидок по поллитра молока и буханок хлеба.</text:p>
      <text:p text:style-name="P15">С того дня мы отряжаем туда гонца по очереди. Рабочие без вопросов позволяют загружаться прямо с конвейера.</text:p>
      <text:p text:style-name="P15">Иногда выходим на улицы просить деньги у прохожих. </text:p>
      <text:p text:style-name="P15">- Брат, на бутылку 27 копеек не хватает; выручи, а?</text:p>
      <text:p text:style-name="P15">- Сестрёнка, на «Беломор» 11 копеек не дашь? А то уже уши попухли.</text:p>
      <text:p text:style-name="P15"/>
      <text:p text:style-name="P15">Алимоша объяснил мне нюансы. </text:p>
      <text:p text:style-name="P15">К пенсионерам лучше не обращаться — пустой номер, а то ещё и вякать начнут.</text:p>
      <text:p text:style-name="P15">И ни в коем случае не просить круглую сумму. Вместо 27 он тебе, как минимум, сам 30 даст; а вместо 11 — «пятнашку». </text:p>
      <text:p text:style-name="P15">Зачем деньги?</text:p>
      <text:p text:style-name="P15">Ну, вместо махорки по 9 коп., или «Памира» за 11 коп. можно купить «термоядерный» кубинский «Партогас», или ту же «Приму»; <text:span text:style-name="T2">только не</text:span> индийские «Red&amp;White» с фильтром — кислятина в золотистых фантиках.</text:p>
      <text:p text:style-name="P15">И вино, конечно, выпиваем иногда. С устатку, под хлебозаводскую закусь.</text:p>
      <text:p text:style-name="P15"/>
      <text:p text:style-name="P15">Как низко я пал! Побираюсь на улицах! И мне не стыдно?</text:p>
      <text:p text:style-name="P9"/>
      <text:p text:style-name="P5"><text:span text:style-name="T2">(...н</text:span>у, во-первых, у нас это поточнее называется: не «побираться», а «шакалить».</text:p>
      <text:p text:style-name="P5">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2">Может я, местами, и благородный человек, но, в целом, не испанский гранд <text:span text:style-name="T1">—</text:span> это точно...<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udu Cyryllic" svg:font-family="'Dudu Cyryll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7-03-02T12:58:04.188990111</meta:creation-date>
    <dc:date>2017-03-02T12:58:09.450275730</dc:date>
    <dc:creator>sehrguey </dc:creator>
    <meta:editing-duration>PT5S</meta:editing-duration>
    <meta:editing-cycles>1</meta:editing-cycles>
    <meta:document-statistic meta:table-count="0" meta:image-count="0" meta:object-count="0" meta:page-count="3" meta:paragraph-count="68" meta:word-count="1018" meta:character-count="6678" meta:non-whitespace-character-count="5683"/>
    <meta:generator>LibreOffice/4.3.3.2$Linux_x86 LibreOffice_project/430m0$Build-2</meta:generator>
  </office:meta>
</office:document-meta>
</file>